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dash" draw:stroke-dash="Fine_20_Dashed" draw:textarea-horizontal-align="justify" draw:textarea-vertical-align="middle" draw:auto-grow-height="false"/>
    </style:style>
    <style:style style:name="gr5" style:family="graphic" style:parent-style-name="standard">
      <style:graphic-properties draw:stroke="solid" draw:stroke-dash="Fine_20_Dashed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cm" svg:height="1.2cm" svg:x="8.4cm" svg:y="1.8cm">
          <text:p text:style-name="P1">Route 53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8cm" svg:height="2.1cm" svg:x="7.5cm" svg:y="4cm">
          <text:p text:style-name="P1">Load Balanc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1.6cm" svg:height="4cm" svg:x="4.1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5cm" svg:height="1.1cm" svg:x="5.7cm" svg:y="9.2cm">
          <text:p text:style-name="P1">Ec2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5cm" svg:height="1.1cm" svg:x="8.2cm" svg:y="9.2cm">
          <text:p text:style-name="P1">Ec2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5cm" svg:height="1.1cm" svg:x="10.5cm" svg:y="9.2cm">
          <text:p text:style-name="P1">Ec2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.5cm" svg:height="1.1cm" svg:x="12.8cm" svg:y="9.2cm">
          <text:p text:style-name="P1">Ec2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9.9cm" svg:y1="3cm" svg:x2="9.9cm" svg:y2="4cm" draw:start-shape="id1" draw:start-glue-point="2" draw:end-shape="id2" draw:end-glue-point="4" svg:d="m9900 3000v1000">
          <text:p/>
        </draw:connector>
        <draw:connector draw:style-name="gr3" draw:text-style-name="P1" draw:layer="layout" svg:x1="9.9cm" svg:y1="6.1cm" svg:x2="9.9cm" svg:y2="7.7cm" draw:start-shape="id2" draw:start-glue-point="8" draw:end-shape="id3" svg:d="m9900 6100v1600">
          <text:p/>
        </draw:connector>
        <draw:connector draw:style-name="gr3" draw:text-style-name="P1" draw:layer="layout" draw:line-skew="1.201cm" svg:x1="9.9cm" svg:y1="7.7cm" svg:x2="6.45cm" svg:y2="9.2cm" draw:start-shape="id3" draw:start-glue-point="4" draw:end-shape="id4" draw:end-glue-point="0" svg:d="m9900 7700v700h-3450v800">
          <text:p/>
        </draw:connector>
        <draw:connector draw:style-name="gr3" draw:text-style-name="P1" draw:layer="layout" draw:line-skew="1.201cm" svg:x1="9.9cm" svg:y1="7.7cm" svg:x2="13.55cm" svg:y2="9.2cm" draw:start-shape="id3" draw:start-glue-point="4" draw:end-shape="id5" draw:end-glue-point="0" svg:d="m9900 7700v700h3650v800">
          <text:p/>
        </draw:connector>
        <draw:connector draw:style-name="gr3" draw:text-style-name="P1" draw:layer="layout" draw:line-skew="1.201cm" svg:x1="9.9cm" svg:y1="7.7cm" svg:x2="8.95cm" svg:y2="9.2cm" draw:start-shape="id3" draw:start-glue-point="4" draw:end-shape="id6" draw:end-glue-point="0" svg:d="m9900 7700v700h-950v800">
          <text:p/>
        </draw:connector>
        <draw:connector draw:style-name="gr3" draw:text-style-name="P1" draw:layer="layout" draw:line-skew="1.201cm" svg:x1="9.9cm" svg:y1="7.7cm" svg:x2="11.25cm" svg:y2="9.2cm" draw:start-shape="id3" draw:start-glue-point="4" draw:end-shape="id7" svg:d="m9900 7700v700h1350v800">
          <text:p/>
        </draw:connector>
        <draw:custom-shape draw:style-name="gr1" draw:text-style-name="P1" xml:id="id8" draw:id="id8" draw:layer="layout" svg:width="3.8cm" svg:height="1.2cm" svg:x="8cm" svg:y="13.4cm">
          <text:p text:style-name="P1"/>
          <text:p text:style-name="P1">DynamoDB</text:p>
          <text:p text:style-name="P1"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9.9cm" svg:y1="11.7cm" svg:x2="9.9cm" svg:y2="13.4cm" draw:start-shape="id3" draw:start-glue-point="8" draw:end-shape="id8" svg:d="m9900 11700v1700">
          <text:p/>
        </draw:connector>
        <draw:custom-shape draw:style-name="gr1" draw:text-style-name="P1" xml:id="id9" draw:id="id9" draw:layer="layout" svg:width="3.6cm" svg:height="1.2cm" svg:x="8.1cm" svg:y="16.7cm">
          <text:p text:style-name="P1"/>
          <text:p text:style-name="P1">S3</text:p>
          <text:p text:style-name="P1"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9.9cm" svg:y1="14.6cm" svg:x2="9.9cm" svg:y2="16.7cm" draw:start-shape="id8" draw:start-glue-point="2" draw:end-shape="id9" svg:d="m9900 14600v2100">
          <text:p/>
        </draw:connector>
        <draw:custom-shape draw:style-name="gr4" draw:text-style-name="P1" xml:id="id10" draw:id="id10" draw:layer="layout" svg:width="5.6cm" svg:height="2.6cm" svg:x="13.7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cm" svg:height="0.5cm" svg:x="15.2cm" svg:y="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cm" svg:height="0.5cm" svg:x="16.2cm" svg:y="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cm" svg:height="0.5cm" svg:x="15.2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cm" svg:height="0.5cm" svg:x="16.2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cm" svg:height="0.5cm" svg:x="17.2cm" svg:y="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cm" svg:height="0.5cm" svg:x="17.2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1" draw:id="id11" draw:layer="layout" svg:width="5.6cm" svg:height="2.6cm" svg:x="1.5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cm" svg:height="0.5cm" svg:x="3cm" svg:y="16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cm" svg:height="0.5cm" svg:x="4cm" svg:y="16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cm" svg:height="0.5cm" svg:x="3cm" svg:y="17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cm" svg:height="0.5cm" svg:x="4cm" svg:y="17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cm" svg:height="0.5cm" svg:x="5cm" svg:y="16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cm" svg:height="0.5cm" svg:x="5cm" svg:y="17.4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1.8cm" svg:y1="14cm" svg:x2="13.7cm" svg:y2="14cm" draw:start-shape="id8" draw:start-glue-point="1" draw:end-shape="id10" draw:end-glue-point="6" svg:d="m11800 14000h1900">
          <text:p/>
        </draw:connector>
        <draw:connector draw:style-name="gr3" draw:text-style-name="P1" draw:layer="layout" svg:x1="8.1cm" svg:y1="17.3cm" svg:x2="7.1cm" svg:y2="17.3cm" draw:start-shape="id9" draw:start-glue-point="3" draw:end-shape="id11" draw:end-glue-point="10" svg:d="m8100 17300h-1000">
          <text:p/>
        </draw:connector>
        <draw:custom-shape draw:style-name="gr5" draw:text-style-name="P1" xml:id="id12" draw:id="id12" draw:layer="layout" svg:width="5.6cm" svg:height="2.2cm" svg:x="14.3cm" svg:y="1.3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cm" svg:height="0.5cm" svg:x="15.4cm" svg:y="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cm" svg:height="0.5cm" svg:x="16.4cm" svg:y="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cm" svg:height="0.5cm" svg:x="15.4cm" svg:y="2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cm" svg:height="0.5cm" svg:x="16.4cm" svg:y="2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cm" svg:height="0.5cm" svg:x="17.4cm" svg:y="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cm" svg:height="0.5cm" svg:x="17.4cm" svg:y="2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cm" svg:height="0.5cm" svg:x="18.299cm" svg:y="2.6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cm" svg:height="0.5cm" svg:x="18.3cm" svg:y="1.6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4.3cm" svg:y1="2.4cm" svg:x2="11.4cm" svg:y2="2.4cm" draw:start-shape="id12" draw:start-glue-point="6" draw:end-shape="id1" draw:end-glue-point="1" svg:d="m14300 2400h-29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sterPup </meta:initial-creator>
    <meta:creation-date>2013-01-18T12:17:33</meta:creation-date>
    <dc:date>2013-01-18T12:26:18</dc:date>
    <dc:creator>MisterPup </dc:creator>
    <meta:editing-duration>P0D</meta:editing-duration>
    <meta:editing-cycles>1</meta:editing-cycles>
    <meta:document-statistic meta:object-count="43"/>
    <meta:generator>LibreOffice/3.5$Linux_X86_64 LibreOffice_project/dc9775d-05ecbee-0851ad3-1586698-727bf66</meta:generator>
  </office:meta>
</office:document-meta>
</file>